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1.584cm" fo:min-width="4.636cm" fo:padding-top="0.165cm" fo:padding-bottom="0.165cm" fo:padding-left="0.29cm" fo:padding-right="0.29cm"/>
      <style:paragraph-properties style:writing-mode="lr-tb"/>
    </style:style>
    <style:style style:name="gr2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1.19cm" fo:min-width="4.242cm" fo:padding-top="0.165cm" fo:padding-bottom="0.165cm" fo:padding-left="0.29cm" fo:padding-right="0.29cm"/>
      <style:paragraph-properties style:writing-mode="lr-tb"/>
    </style:style>
    <style:style style:name="gr3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2.35cm" fo:min-width="4.835cm" fo:padding-top="0.165cm" fo:padding-bottom="0.165cm" fo:padding-left="0.29cm" fo:padding-right="0.29cm"/>
      <style:paragraph-properties style:writing-mode="lr-tb"/>
    </style:style>
    <style:style style:name="gr4" style:family="graphic" style:parent-style-name="objectwithoutfill">
      <style:graphic-properties svg:stroke-width="0.081cm" svg:stroke-color="#1c1c1c" draw:marker-start-width="0.321cm" draw:marker-end="Arrow" draw:marker-end-width="0.421cm" draw:fill="solid" draw:fill-color="#ffffff" draw:textarea-vertical-align="middle" fo:padding-top="0.165cm" fo:padding-bottom="0.165cm" fo:padding-left="0.29cm" fo:padding-right="0.29cm"/>
    </style:style>
    <style:style style:name="gr5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3.56cm" fo:min-width="7.764cm" fo:padding-top="0.165cm" fo:padding-bottom="0.165cm" fo:padding-left="0.29cm" fo:padding-right="0.29cm"/>
    </style:style>
    <style:style style:name="gr6" style:family="graphic" style:parent-style-name="objectwithoutfill">
      <style:graphic-properties svg:stroke-width="0.081cm" svg:stroke-color="#1c1c1c" draw:marker-start-width="0.321cm" draw:marker-end-width="0.321cm" draw:fill="solid" draw:fill-color="#ffffff" draw:textarea-vertical-align="middle" fo:padding-top="0.165cm" fo:padding-bottom="0.165cm" fo:padding-left="0.29cm" fo:padding-right="0.2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5.334cm" svg:height="2.032cm" svg:x="-3.365cm" svg:y="2.445cm">
          <text:p text:style-name="P1">Risk<text:line-break/>identification</text:p>
          <draw:enhanced-geometry svg:viewBox="0 0 21600 21600" draw:path-stretchpoint-x="10800" draw:path-stretchpoint-y="10800" draw:text-areas="?f3 ?f4 ?f5 ?f6" draw:type="round-rectangle" draw:modifiers="10741.5641908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3" draw:id="id3" draw:layer="layout" svg:width="5.334cm" svg:height="2.032cm" svg:x="3.636cm" svg:y="2.446cm">
          <text:p text:style-name="P1">Risk<text:line-break/>analysis</text:p>
          <draw:enhanced-geometry svg:viewBox="0 0 21600 21600" draw:path-stretchpoint-x="10800" draw:path-stretchpoint-y="10800" draw:text-areas="?f3 ?f4 ?f5 ?f6" draw:type="round-rectangle" draw:modifiers="10741.5641908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5" draw:id="id5" draw:layer="layout" svg:width="5.334cm" svg:height="2.032cm" svg:x="10.637cm" svg:y="2.447cm">
          <text:p text:style-name="P1">Risk<text:line-break/>planning</text:p>
          <draw:enhanced-geometry svg:viewBox="0 0 21600 21600" draw:path-stretchpoint-x="10800" draw:path-stretchpoint-y="10800" draw:text-areas="?f3 ?f4 ?f5 ?f6" draw:type="round-rectangle" draw:modifiers="10741.5641908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7" draw:id="id7" draw:layer="layout" svg:width="5.334cm" svg:height="2.032cm" svg:x="17.638cm" svg:y="2.448cm">
          <text:p text:style-name="P1">Risk<text:line-break/>monitoring</text:p>
          <draw:enhanced-geometry svg:viewBox="0 0 21600 21600" draw:path-stretchpoint-x="10800" draw:path-stretchpoint-y="10800" draw:text-areas="?f3 ?f4 ?f5 ?f6" draw:type="round-rectangle" draw:modifiers="10741.5641908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2" draw:id="id2" draw:layer="layout" svg:width="5.334cm" svg:height="2.599cm" svg:x="-3.364cm" svg:y="6.446cm">
          <text:p text:style-name="P1">List of potential<text:line-break/>risks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4" draw:id="id4" draw:layer="layout" svg:width="5.334cm" svg:height="2.599cm" svg:x="3.637cm" svg:y="6.447cm">
          <text:p text:style-name="P1">Prioritized risk<text:line-break/>list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6" draw:id="id6" draw:layer="layout" svg:width="5.334cm" svg:height="2.599cm" svg:x="10.638cm" svg:y="6.449cm">
          <text:p text:style-name="P1">Risk avoidance<text:line-break/>and contingency<text:line-break/>plans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8" draw:id="id8" draw:layer="layout" svg:width="5.334cm" svg:height="2.599cm" svg:x="17.639cm" svg:y="6.45cm">
          <text:p text:style-name="P1">Risk<text:line-break/>assessment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3" draw:layer="layout" draw:type="line" svg:x1="-0.698cm" svg:y1="4.477cm" svg:x2="-0.697cm" svg:y2="6.446cm" draw:start-shape="id1" draw:start-glue-point="2" draw:end-shape="id2" draw:end-glue-point="0" svg:d="M-698 4477l1 1969" svg:viewBox="0 0 2 1970">
          <text:p/>
        </draw:connector>
        <draw:connector draw:style-name="gr4" draw:text-style-name="P3" draw:layer="layout" draw:type="line" svg:x1="1.969cm" svg:y1="3.461cm" svg:x2="3.636cm" svg:y2="3.462cm" draw:start-shape="id1" draw:start-glue-point="1" draw:end-shape="id3" draw:end-glue-point="3" svg:d="M1969 3461l1667 1" svg:viewBox="0 0 1668 2">
          <text:p/>
        </draw:connector>
        <draw:connector draw:style-name="gr4" draw:text-style-name="P3" draw:layer="layout" draw:type="line" svg:x1="6.303cm" svg:y1="4.478cm" svg:x2="6.304cm" svg:y2="6.447cm" draw:start-shape="id3" draw:start-glue-point="2" draw:end-shape="id4" draw:end-glue-point="0" svg:d="M6303 4478l1 1969" svg:viewBox="0 0 2 1970">
          <text:p/>
        </draw:connector>
        <draw:connector draw:style-name="gr4" draw:text-style-name="P3" draw:layer="layout" draw:type="line" svg:x1="8.97cm" svg:y1="3.462cm" svg:x2="10.637cm" svg:y2="3.463cm" draw:start-shape="id3" draw:start-glue-point="1" draw:end-shape="id5" draw:end-glue-point="3" svg:d="M8970 3462l1667 1" svg:viewBox="0 0 1668 2">
          <text:p/>
        </draw:connector>
        <draw:connector draw:style-name="gr4" draw:text-style-name="P3" draw:layer="layout" draw:type="line" svg:x1="13.304cm" svg:y1="4.479cm" svg:x2="13.305cm" svg:y2="6.449cm" draw:start-shape="id5" draw:start-glue-point="2" draw:end-shape="id6" draw:end-glue-point="0" svg:d="M13304 4479l1 1970" svg:viewBox="0 0 2 1971">
          <text:p/>
        </draw:connector>
        <draw:connector draw:style-name="gr4" draw:text-style-name="P3" draw:layer="layout" draw:type="line" svg:x1="15.971cm" svg:y1="3.463cm" svg:x2="17.638cm" svg:y2="3.464cm" draw:start-shape="id5" draw:start-glue-point="1" draw:end-shape="id7" draw:end-glue-point="3" svg:d="M15971 3463l1667 1" svg:viewBox="0 0 1668 2">
          <text:p/>
        </draw:connector>
        <draw:connector draw:style-name="gr4" draw:text-style-name="P3" draw:layer="layout" draw:type="line" svg:x1="20.305cm" svg:y1="4.48cm" svg:x2="20.306cm" svg:y2="6.45cm" draw:start-shape="id7" draw:start-glue-point="2" draw:end-shape="id8" draw:end-glue-point="0" svg:d="M20305 4480l1 1970" svg:viewBox="0 0 2 1971">
          <text:p/>
        </draw:connector>
        <draw:connector draw:style-name="gr4" draw:text-style-name="P3" draw:layer="layout" draw:line-skew="0.386cm -0.516cm" svg:x1="22.972cm" svg:y1="3.464cm" svg:x2="6.303cm" svg:y2="2.446cm" draw:start-shape="id7" draw:start-glue-point="1" draw:end-shape="id3" draw:end-glue-point="0" svg:d="M22972 3464h928v-2075h-17597v1057" svg:viewBox="0 0 17598 2076">
          <text:p/>
        </draw:connector>
        <draw:custom-shape draw:style-name="gr5" draw:text-style-name="P2" draw:layer="layout" svg:width="16.526cm" svg:height="11.43cm" svg:x="2.064cm" svg:y="11.1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6" draw:text-style-name="P3" draw:layer="layout" svg:x1="3.469cm" svg:y1="20.631cm" svg:x2="17.185cm" svg:y2="20.631cm">
          <text:p/>
        </draw:line>
        <draw:line draw:style-name="gr6" draw:text-style-name="P3" draw:layer="layout" svg:x1="4.93cm" svg:y1="18.643cm" svg:x2="15.725cm" svg:y2="18.643cm">
          <text:p/>
        </draw:line>
        <draw:line draw:style-name="gr6" draw:text-style-name="P3" draw:layer="layout" svg:x1="6.327cm" svg:y1="16.652cm" svg:x2="14.328cm" svg:y2="16.652cm">
          <text:p/>
        </draw:line>
        <draw:line draw:style-name="gr6" draw:text-style-name="P3" draw:layer="layout" svg:x1="7.794cm" svg:y1="14.662cm" svg:x2="12.861cm" svg:y2="14.662cm">
          <text:p/>
        </draw:line>
        <draw:frame draw:style-name="gr7" draw:text-style-name="P4" draw:layer="layout" svg:width="6.094cm" svg:height="0.962cm" svg:x="7.28cm" svg:y="21.193cm">
          <draw:text-box>
            <text:p>Physiological needs</text:p>
          </draw:text-box>
        </draw:frame>
        <draw:frame draw:style-name="gr7" draw:text-style-name="P4" draw:layer="layout" svg:width="4.202cm" svg:height="0.962cm" svg:x="8.226cm" svg:y="19.193cm">
          <draw:text-box>
            <text:p>Safety needs</text:p>
          </draw:text-box>
        </draw:frame>
        <draw:frame draw:style-name="gr7" draw:text-style-name="P4" draw:layer="layout" svg:width="4.126cm" svg:height="0.962cm" svg:x="8.264cm" svg:y="17.193cm">
          <draw:text-box>
            <text:p>Social needs</text:p>
          </draw:text-box>
        </draw:frame>
        <draw:frame draw:style-name="gr7" draw:text-style-name="P4" draw:layer="layout" svg:width="4.553cm" svg:height="0.962cm" svg:x="8.051cm" svg:y="15.193cm">
          <draw:text-box>
            <text:p>Esteem needs</text:p>
          </draw:text-box>
        </draw:frame>
        <draw:frame draw:style-name="gr7" draw:text-style-name="P5" draw:layer="layout" svg:width="3.385cm" svg:height="2.384cm" svg:x="8.635cm" svg:y="12.193cm">
          <draw:text-box>
            <text:p text:style-name="P1">Self-<text:line-break/>realization<text:line-break/>needs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05T14:15:11.524612631</meta:creation-date>
    <meta:generator>LibreOffice/6.4.4.2$Linux_X86_64 LibreOffice_project/40$Build-2</meta:generator>
    <dc:date>2020-08-05T14:54:46.380973443</dc:date>
    <meta:editing-duration>PT20M26S</meta:editing-duration>
    <meta:editing-cycles>1</meta:editing-cycles>
    <meta:document-statistic meta:object-count="26"/>
  </office:meta>
</office:document-meta>
</file>